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d2a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c09a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d2ad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f785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d2ad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d2ad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13cd5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83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84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85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86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87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88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13cd5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a13cd5" officeooo:paragraph-rsid="00a13cd5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10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01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10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10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0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10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107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108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11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12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13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14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15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116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17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18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19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d2add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a13cd5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a13cd5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13cd5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26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27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P12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style:font-name="Liberation Serif" officeooo:rsid="009d2add"/>
    </style:style>
    <style:style style:name="T22" style:family="text">
      <style:text-properties officeooo:rsid="00806349"/>
    </style:style>
    <style:style style:name="T23" style:family="text">
      <style:text-properties officeooo:rsid="008199ff"/>
    </style:style>
    <style:style style:name="T24" style:family="text">
      <style:text-properties officeooo:rsid="007de9fd"/>
    </style:style>
    <style:style style:name="T25" style:family="text">
      <style:text-properties officeooo:rsid="0086e122"/>
    </style:style>
    <style:style style:name="T26" style:family="text">
      <style:text-properties officeooo:rsid="00893d83"/>
    </style:style>
    <style:style style:name="T27" style:family="text">
      <style:text-properties officeooo:rsid="008a918c"/>
    </style:style>
    <style:style style:name="T28" style:family="text">
      <style:text-properties officeooo:rsid="008b74ce"/>
    </style:style>
    <style:style style:name="T29" style:family="text">
      <style:text-properties officeooo:rsid="008c507a"/>
    </style:style>
    <style:style style:name="T30" style:family="text">
      <style:text-properties officeooo:rsid="0095a702"/>
    </style:style>
    <style:style style:name="T31" style:family="text">
      <style:text-properties officeooo:rsid="00972f87"/>
    </style:style>
    <style:style style:name="T32" style:family="text">
      <style:text-properties officeooo:rsid="009a4234"/>
    </style:style>
    <style:style style:name="T33" style:family="text">
      <style:text-properties officeooo:rsid="009c09ad"/>
    </style:style>
    <style:style style:name="T34" style:family="text">
      <style:text-properties officeooo:rsid="009d2add"/>
    </style:style>
    <style:style style:name="T35" style:family="text">
      <style:text-properties officeooo:rsid="009d4811"/>
    </style:style>
    <style:style style:name="T36" style:family="text">
      <style:text-properties officeooo:rsid="009de6c6"/>
    </style:style>
    <style:style style:name="T37" style:family="text">
      <style:text-properties officeooo:rsid="00a13cd5"/>
    </style:style>
    <style:style style:name="T38" style:family="text">
      <style:text-properties style:text-position="super 58%"/>
    </style:style>
    <style:style style:name="T39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25"/>
      <text:p text:style-name="P25"/>
      <text:p text:style-name="P25">Di<text:span text:style-name="T4">marts</text:span><text:tab/>2<text:span text:style-name="T4">4</text:span>/09/2<text:span text:style-name="T3">4</text:span></text:p>
      <text:p text:style-name="P11">Comentat </text:p>
      <text:list xml:id="list2211604412150548190" text:style-name="L1">
        <text:list-item>
          <text:p text:style-name="P74">Document <text:a xlink:type="simple" xlink:href="https://paulinoposada.github.io/web_fred/web_fred_2425/documents/presentacio_modul.pdf">presentació</text:a></text:p>
        </text:list-item>
        <text:list-item>
          <text:p text:style-name="P76"><text:a xlink:type="simple" xlink:href="https://paulinoposada.github.io/web_fred/web_fred_2425/index_fred_2425.html"><text:span text:style-name="T2">Lloc web</text:span></text:a></text:p>
        </text:list-item>
        <text:list-item>
          <text:p text:style-name="P90">Treball autònom tasca 1</text:p>
        </text:list-item>
        <text:list-item>
          <text:p text:style-name="P77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26">Di<text:span text:style-name="T4">mecres</text:span><text:tab/>2<text:span text:style-name="T5">5</text:span>/09/2<text:span text:style-name="T3">4</text:span></text:p>
      <text:p text:style-name="P12"><text:s/></text:p>
      <text:list xml:id="list35335602599652390" text:style-name="L2">
        <text:list-item>
          <text:p text:style-name="P8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91">Presentat funcionament datalogger (mesurament temperatures gel, aigua bullint i ambient)</text:p>
        </text:list-item>
      </text:list>
      <text:p text:style-name="P35"/>
      <text:p text:style-name="P35"/>
      <text:p text:style-name="P26">Di<text:span text:style-name="T6">jous<text:tab/></text:span><text:tab/>2<text:span text:style-name="T6">6</text:span>/09/2<text:span text:style-name="T3">4</text:span></text:p>
      <text:p text:style-name="P12"><text:s/></text:p>
      <text:list xml:id="list3989000690744807879" text:style-name="L3">
        <text:list-item>
          <text:p text:style-name="P83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100">Baixat a taller comentat components simulador</text:p>
        </text:list-item>
      </text:list>
      <text:p text:style-name="P44"/>
      <text:p text:style-name="P44"/>
      <text:p text:style-name="P26">Di<text:span text:style-name="T6">vendres<text:tab/></text:span>2<text:span text:style-name="T6">7</text:span>/09/2<text:span text:style-name="T3">4</text:span></text:p>
      <text:p text:style-name="P12"><text:s/></text:p>
      <text:list xml:id="list78923217386268663" text:style-name="L4">
        <text:list-item>
          <text:p text:style-name="P125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49"/>
      <text:p text:style-name="P49"/>
      <text:p text:style-name="P49"/>
      <text:p text:style-name="P27">Di<text:span text:style-name="T4">marts</text:span><text:tab/><text:span text:style-name="T7">01</text:span>/<text:span text:style-name="T7">10</text:span>/2<text:span text:style-name="T3">4</text:span></text:p>
      <text:p text:style-name="P13"/>
      <text:list xml:id="list61636851854997" text:continue-list="list2211604412150548190" text:style-name="L1">
        <text:list-item>
          <text:p text:style-name="P78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92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27">Di<text:span text:style-name="T4">mecres</text:span><text:tab/><text:span text:style-name="T7">02</text:span>/<text:span text:style-name="T7">10</text:span>/2<text:span text:style-name="T3">4</text:span></text:p>
      <text:p text:style-name="P13"><text:s/></text:p>
      <text:list xml:id="list8913286456782807908" text:style-name="L5">
        <text:list-item>
          <text:p text:style-name="P84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93"><text:span text:style-name="T13">D</text:span><text:span text:style-name="T8">emostració soldadura tova</text:span></text:p>
        </text:list-item>
        <text:list-item>
          <text:p text:style-name="P102"><text:span text:style-name="T22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103">Inspeccionem chiller portat per Agustin per fer prova de funcionament al taller.</text:p>
        </text:list-item>
      </text:list>
      <text:p text:style-name="P36"/>
      <text:p text:style-name="P36"/>
      <text:p text:style-name="P27">Di<text:span text:style-name="T6">jous<text:tab/></text:span><text:tab/><text:span text:style-name="T7">03</text:span>/<text:span text:style-name="T7">10</text:span>/2<text:span text:style-name="T3">4</text:span></text:p>
      <text:p text:style-name="P13"><text:s/></text:p>
      <text:list xml:id="list429194523506324326" text:style-name="L6">
        <text:list-item>
          <text:p text:style-name="P104">Sortida amb Javier Catbajosa</text:p>
        </text:list-item>
      </text:list>
      <text:p text:style-name="P45"/>
      <text:p text:style-name="P45"/>
      <text:p text:style-name="P27"/>
      <text:p text:style-name="P71">Di<text:span text:style-name="T6">vendres<text:tab/>04</text:span>/<text:span text:style-name="T7">10</text:span>/2<text:span text:style-name="T3">4</text:span></text:p>
      <text:p text:style-name="P13"><text:s/></text:p>
      <text:list xml:id="list6470203437742718177" text:style-name="L7">
        <text:list-item>
          <text:p text:style-name="P85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49"/>
      <text:p text:style-name="P49"/>
      <text:p text:style-name="P49"/>
      <text:p text:style-name="P49"/>
      <text:p text:style-name="P28">Di<text:span text:style-name="T4">marts</text:span><text:tab/><text:span text:style-name="T7">08</text:span>/<text:span text:style-name="T7">10</text:span>/2<text:span text:style-name="T3">4</text:span></text:p>
      <text:p text:style-name="P14"/>
      <text:list xml:id="list61635238716655" text:continue-list="list61636851854997" text:style-name="L1">
        <text:list-item>
          <text:p text:style-name="P7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28">Di<text:span text:style-name="T4">mecres</text:span><text:tab/><text:span text:style-name="T7">09</text:span>/<text:span text:style-name="T7">10</text:span>/2<text:span text:style-name="T3">4</text:span></text:p>
      <text:p text:style-name="P14"><text:s/></text:p>
      <text:list xml:id="list8762798237269835874" text:style-name="L8">
        <text:list-item>
          <text:p text:style-name="P8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105">Comentat apartats 1.6.1 Calor específico, 1.6.2 Cambio de estado, calor sensible y latente, començat amb 1.6.3 Transmisión del calor. </text:p>
        </text:list-item>
        <text:list-item>
          <text:p text:style-name="P126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37"/>
      <text:p text:style-name="P37"/>
      <text:p text:style-name="P28">Di<text:span text:style-name="T6">jous<text:tab/></text:span><text:tab/><text:span text:style-name="T23">10</text:span>/<text:span text:style-name="T7">10</text:span>/2<text:span text:style-name="T3">4</text:span></text:p>
      <text:p text:style-name="P14"><text:s/></text:p>
      <text:list xml:id="list6784674580936033348" text:style-name="L9">
        <text:list-item>
          <text:p text:style-name="P106">Continuem amb la<text:span text:style-name="T24"> </text:span><text:a xlink:type="simple" xlink:href="https://paulinoposada.github.io/web_fred/documents/practica_soldadura_blanda.pdf"><text:span text:style-name="T24">pràctica soldadura tova</text:span></text:a><text:span text:style-name="T24">.</text:span></text:p>
        </text:list-item>
      </text:list>
      <text:p text:style-name="P46"/>
      <text:p text:style-name="P28"/>
      <text:p text:style-name="P28">Di<text:span text:style-name="T6">vendres<text:tab/>11</text:span>/<text:span text:style-name="T7">10</text:span>/2<text:span text:style-name="T3">4</text:span></text:p>
      <text:p text:style-name="P14"><text:s/></text:p>
      <text:list xml:id="list5452964317842742365" text:style-name="L10">
        <text:list-item>
          <text:p text:style-name="P107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50"/>
      <text:p text:style-name="P50"/>
      <text:p text:style-name="P29">Di<text:span text:style-name="T4">marts</text:span><text:tab/><text:span text:style-name="T7">15</text:span>/<text:span text:style-name="T7">10</text:span>/2<text:span text:style-name="T3">4</text:span></text:p>
      <text:p text:style-name="P15"/>
      <text:list xml:id="list61635706049275" text:continue-list="list61635238716655" text:style-name="L1">
        <text:list-item>
          <text:p text:style-name="P8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94"><text:span text:style-name="T13">C</text:span><text:span text:style-name="T8">omentat apartat 1.6.5 Saturació, subrefredament i sobreescalfament</text:span></text:p>
        </text:list-item>
        <text:list-item>
          <text:p text:style-name="P111">Fet els exercicis 1.7.1 a 3.</text:p>
        </text:list-item>
      </text:list>
      <text:p text:style-name="P5"/>
      <text:p text:style-name="P5"/>
      <text:p text:style-name="P29">Di<text:span text:style-name="T4">mecres</text:span><text:tab/><text:span text:style-name="T25">16</text:span>/<text:span text:style-name="T7">10</text:span>/2<text:span text:style-name="T3">4</text:span></text:p>
      <text:p text:style-name="P15"><text:s/></text:p>
      <text:list xml:id="list2994906633829915213" text:style-name="L11">
        <text:list-item>
          <text:p text:style-name="P127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38"/>
      <text:p text:style-name="P38"/>
      <text:p text:style-name="P29">Di<text:span text:style-name="T6">jous<text:tab/></text:span><text:tab/><text:span text:style-name="T23">17</text:span>/<text:span text:style-name="T7">10</text:span>/2<text:span text:style-name="T3">4</text:span></text:p>
      <text:p text:style-name="P15"><text:s/></text:p>
      <text:list xml:id="list5483624837024473485" text:style-name="L12">
        <text:list-item>
          <text:p text:style-name="P112">Come<text:span text:style-name="T26">n</text:span>çat pràctica <text:a xlink:type="simple" xlink:href="https://paulinoposada.github.io/web_fred/web_fred_2425/documents/practica_soldadura_forta.pdf">soldadura forta</text:a>.</text:p>
        </text:list-item>
      </text:list>
      <text:p text:style-name="P47"/>
      <text:p text:style-name="P29"/>
      <text:p text:style-name="P29"><text:soft-page-break/>Di<text:span text:style-name="T6">vendres<text:tab/>18</text:span>/<text:span text:style-name="T7">10</text:span>/2<text:span text:style-name="T3">4</text:span></text:p>
      <text:p text:style-name="P15"><text:s/></text:p>
      <text:list xml:id="list606414787575965648" text:style-name="L13">
        <text:list-item>
          <text:p text:style-name="P108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51"/>
      <text:p text:style-name="P30">Di<text:span text:style-name="T4">marts</text:span><text:tab/><text:span text:style-name="T27">22</text:span>/<text:span text:style-name="T7">10</text:span>/2<text:span text:style-name="T3">4</text:span></text:p>
      <text:p text:style-name="P16"/>
      <text:list xml:id="list61637137340795" text:continue-list="list61635706049275" text:style-name="L1">
        <text:list-item>
          <text:p text:style-name="P81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95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95"><text:span text:style-name="T13">C</text:span><text:span text:style-name="T20">omentat apartat 1.8.2 Expansión de un gas a presión constante.</text:span></text:p>
        </text:list-item>
        <text:list-item>
          <text:p text:style-name="P95"><text:span text:style-name="T13">C</text:span><text:span text:style-name="T20">omentat apartat 1.8.3 Mezcla de gases.</text:span></text:p>
        </text:list-item>
        <text:list-item>
          <text:p text:style-name="P96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30">Di<text:span text:style-name="T4">mecres</text:span><text:tab/><text:span text:style-name="T27">23</text:span>/<text:span text:style-name="T7">10</text:span>/2<text:span text:style-name="T3">4</text:span></text:p>
      <text:p text:style-name="P16"><text:s/></text:p>
      <text:list xml:id="list6563283490589017477" text:style-name="L14">
        <text:list-item>
          <text:p text:style-name="P113">Co<text:span text:style-name="T28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39"/>
      <text:p text:style-name="P39"/>
      <text:p text:style-name="P30">Di<text:span text:style-name="T6">jous<text:tab/></text:span><text:tab/><text:span text:style-name="T27">24</text:span>/<text:span text:style-name="T7">10</text:span>/2<text:span text:style-name="T3">4</text:span></text:p>
      <text:p text:style-name="P16"><text:s/></text:p>
      <text:list xml:id="list840709271444045597" text:style-name="L15">
        <text:list-item>
          <text:p text:style-name="P8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14"><text:span text:style-name="T2">C</text:span>omentat <text:span text:style-name="T29">exercici 1.7-5.</text:span></text:p>
        </text:list-item>
        <text:list-item>
          <text:p text:style-name="P115"><text:span text:style-name="T2">C</text:span>omentat apartat <text:span text:style-name="T29">1.8.4 Diagrama Mollier.</text:span></text:p>
        </text:list-item>
        <text:list-item>
          <text:p text:style-name="P116">Comentat exercicis 1.9-1 a 4. </text:p>
        </text:list-item>
      </text:list>
      <text:p text:style-name="P48"/>
      <text:p text:style-name="P30"/>
      <text:p text:style-name="P30">Di<text:span text:style-name="T6">vendres<text:tab/>25</text:span>/<text:span text:style-name="T7">10</text:span>/2<text:span text:style-name="T3">4</text:span></text:p>
      <text:p text:style-name="P16"><text:s/></text:p>
      <text:list xml:id="list402005260048160450" text:style-name="L16">
        <text:list-item>
          <text:p text:style-name="P8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54"/>
      <text:list xml:id="list61636993593635" text:continue-numbering="true" text:style-name="L16">
        <text:list-header>
          <text:p text:style-name="P101"/>
        </text:list-header>
      </text:list>
      <text:p text:style-name="P31">Di<text:span text:style-name="T4">marts</text:span><text:tab/><text:span text:style-name="T27">29</text:span>/<text:span text:style-name="T7">10</text:span>/2<text:span text:style-name="T3">4</text:span></text:p>
      <text:p text:style-name="P17"/>
      <text:list xml:id="list61635938082659" text:continue-list="list61637137340795" text:style-name="L1">
        <text:list-item>
          <text:p text:style-name="P109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31">Di<text:span text:style-name="T4">mecres</text:span><text:tab/><text:span text:style-name="T29">30</text:span>/<text:span text:style-name="T7">10</text:span>/2<text:span text:style-name="T3">4</text:span></text:p>
      <text:p text:style-name="P17"><text:s/></text:p>
      <text:list xml:id="list5739646630771035504" text:style-name="L17">
        <text:list-item>
          <text:p text:style-name="P119">Comentem exemple de càlcul de conservació de cabal.</text:p>
        </text:list-item>
        <text:list-item>
          <text:p text:style-name="P119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40"/>
      <text:p text:style-name="P40"/>
      <text:p text:style-name="P31">Di<text:span text:style-name="T6">jous<text:tab/></text:span><text:tab/><text:span text:style-name="T29">31</text:span>/<text:span text:style-name="T7">10</text:span>/2<text:span text:style-name="T3">4</text:span></text:p>
      <text:p text:style-name="P17"><text:s/></text:p>
      <text:list xml:id="list4011869454073230841" text:style-name="L18">
        <text:list-item>
          <text:p text:style-name="P117">lliure centre</text:p>
        </text:list-item>
      </text:list>
      <text:p text:style-name="P31"/>
      <text:p text:style-name="P31">Di<text:span text:style-name="T6">vendres<text:tab/>01</text:span>/<text:span text:style-name="T7">11</text:span>/2<text:span text:style-name="T3">4</text:span></text:p>
      <text:p text:style-name="P17"><text:s/></text:p>
      <text:list xml:id="list2414662515873763189" text:style-name="L19">
        <text:list-item>
          <text:p text:style-name="P118"><text:span text:style-name="T2">T</text:span>ots Sants</text:p>
        </text:list-item>
      </text:list>
      <text:p text:style-name="P31"><text:soft-page-break/>Di<text:span text:style-name="T4">marts</text:span><text:tab/><text:span text:style-name="T29">05</text:span>/<text:span text:style-name="T7">11</text:span>/2<text:span text:style-name="T3">4</text:span></text:p>
      <text:p text:style-name="P17"/>
      <text:p text:style-name="P52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58">Comentat apartat 1.1.1 EER i COP</text:p>
      <text:p text:style-name="P58">1.1.2 Components de la instal·lació frigorífica</text:p>
      <text:p text:style-name="P58">Començat amb 1.1.3 Ciclo frigorífico en el diagrama p h</text:p>
      <text:list xml:id="list61636927644226" text:continue-list="list61635938082659" text:style-name="L1">
        <text:list-header>
          <text:p text:style-name="P110"/>
        </text:list-header>
      </text:list>
      <text:p text:style-name="P7"/>
      <text:p text:style-name="P7"/>
      <text:p text:style-name="P31">Di<text:span text:style-name="T4">mecres</text:span><text:tab/><text:span text:style-name="T29">06</text:span>/<text:span text:style-name="T7">11</text:span>/2<text:span text:style-name="T3">4</text:span></text:p>
      <text:p text:style-name="P17"><text:s/></text:p>
      <text:p text:style-name="P57"><text:span text:style-name="T28">Terminat amb</text:span> pràctica <text:a xlink:type="simple" xlink:href="https://paulinoposada.github.io/web_fred/web_fred_2425/documents/practica_soldadura_forta.pdf">soldadura forta</text:a>.</text:p>
      <text:p text:style-name="P59">Preparat pràctica refredadora</text:p>
      <text:p text:style-name="P53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40"/>
      <text:p text:style-name="P40"/>
      <text:p text:style-name="P31">Di<text:span text:style-name="T6">jous<text:tab/></text:span><text:tab/><text:span text:style-name="T29">07</text:span>/<text:span text:style-name="T7">11</text:span>/2<text:span text:style-name="T3">4</text:span></text:p>
      <text:p text:style-name="P17"><text:s/></text:p>
      <text:p text:style-name="P55"><text:a xlink:type="simple" xlink:href="https://paulinoposada.github.io/web_fred/web_fred_2425/examens/241107_omf_map33b_examen.pdf">Examen</text:a></text:p>
      <text:p text:style-name="P31"/>
      <text:p text:style-name="P31">Di<text:span text:style-name="T6">vendres<text:tab/>08</text:span>/<text:span text:style-name="T7">11</text:span>/2<text:span text:style-name="T3">4</text:span></text:p>
      <text:p text:style-name="P17"><text:s/></text:p>
      <text:p text:style-name="P56">Comentem <text:a xlink:type="simple" xlink:href="https://paulinoposada.github.io/web_fred/web_fred_2425/examens/241107_omf_map33b_examen_sol.pdf">solució examen</text:a>.</text:p>
      <text:p text:style-name="P56"/>
      <text:p text:style-name="P56"/>
      <text:p text:style-name="P32">Di<text:span text:style-name="T4">marts</text:span><text:tab/><text:span text:style-name="T30">12</text:span>/<text:span text:style-name="T7">11</text:span>/2<text:span text:style-name="T3">4</text:span></text:p>
      <text:p text:style-name="P18"/>
      <text:p text:style-name="P61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32">Di<text:span text:style-name="T4">mecres</text:span><text:tab/><text:span text:style-name="T30">13</text:span>/<text:span text:style-name="T7">11</text:span>/2<text:span text:style-name="T3">4</text:span></text:p>
      <text:p text:style-name="P18"><text:s/></text:p>
      <text:p text:style-name="P64">Baixat al taller i mostrat com muntar i posar en marxa l'enfriadora.</text:p>
      <text:p text:style-name="P64">Terminat de comentar l'exercici 1.2-1. Comencat amb l'exercici 1.2-2.</text:p>
      <text:p text:style-name="P41"/>
      <text:p text:style-name="P41"/>
      <text:p text:style-name="P32">Di<text:span text:style-name="T6">jous<text:tab/></text:span><text:tab/><text:span text:style-name="T30">14</text:span>/<text:span text:style-name="T7">11</text:span>/2<text:span text:style-name="T3">4</text:span></text:p>
      <text:p text:style-name="P18"><text:s/></text:p>
      <text:p text:style-name="P60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65">Comentat exercicis 1.2-2 <text:span text:style-name="T31">a 4</text:span>.</text:p>
      <text:p text:style-name="P32"/>
      <text:p text:style-name="P32">Di<text:span text:style-name="T6">vendres<text:tab/>15</text:span>/<text:span text:style-name="T7">11</text:span>/2<text:span text:style-name="T3">4</text:span></text:p>
      <text:p text:style-name="P18"><text:s/></text:p>
      <text:p text:style-name="P62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66">Comentat exercici 1.2-5.</text:p>
      <text:p text:style-name="P62"/>
      <text:p text:style-name="P72">Di<text:span text:style-name="T4">marts</text:span><text:tab/><text:span text:style-name="T30">19</text:span>/<text:span text:style-name="T7">11</text:span>/2<text:span text:style-name="T3">4</text:span></text:p>
      <text:p text:style-name="P19"/>
      <text:p text:style-name="P63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68">Acabat de comentar exercici 1.2-5.</text:p>
      <text:p text:style-name="P68">Comentat exercici 1.2-6 (Com afecten subreferedament i sobreescalfament a la eficiencia del la instal·lació).</text:p>
      <text:p text:style-name="P68">Comentat apartat 1.3 Influencia del sobrecalentamiento y subenfriamiento en el la eficiencia y el compresor</text:p>
      <text:p text:style-name="P9"/>
      <text:p text:style-name="P9"/>
      <text:p text:style-name="P33">Di<text:span text:style-name="T4">mecres</text:span><text:tab/><text:span text:style-name="T32">20</text:span>/<text:span text:style-name="T7">11</text:span>/2<text:span text:style-name="T3">4</text:span></text:p>
      <text:p text:style-name="P23">Comentat la fitxa tècnica del R600a.</text:p>
      <text:p text:style-name="P20"><text:span text:style-name="T33">Comentat les </text:span><text:a xlink:type="simple" xlink:href="https://paulinoposada.github.io/web_fred/web_fred_2425/documents/instrucciones_equipo_recuperacion.pdf"><text:span text:style-name="T33">instruccions abreujades de la recuperadora de refrigerant</text:span></text:a><text:span text:style-name="T33">.</text:span> </text:p>
      <text:p text:style-name="P69">Baixat al taller. Grup1 munta circuit chiller. La resta comprobem càrrega de refrigerant en dos a/a.</text:p>
      <text:p text:style-name="P42"/>
      <text:p text:style-name="P42"/>
      <text:p text:style-name="P33">Di<text:span text:style-name="T6">jous<text:tab/></text:span><text:tab/><text:span text:style-name="T32">21</text:span>/<text:span text:style-name="T7">11</text:span>/2<text:span text:style-name="T3">4</text:span></text:p>
      <text:p text:style-name="P21"><text:s/><text:span text:style-name="T8">Co</text:span><text:span text:style-name="T21">mençat</text:span><text:span text:style-name="T8">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70">Comentat apartat 2.1.1 Clasificación de compresores por su integración en el circuito frigorífico</text:p>
      <text:p text:style-name="P24"/>
      <text:p text:style-name="P33">Di<text:span text:style-name="T6">vendres<text:tab/>22</text:span>/<text:span text:style-name="T7">11</text:span>/2<text:span text:style-name="T3">4</text:span></text:p>
      <text:p text:style-name="P21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70">Comentat apartat 2.1.1 Clasificación de compresores por su integración en el circuito frigorífico</text:p>
      <text:p text:style-name="P70">Comentat exemple 2.1.1.1-1</text:p>
      <text:p text:style-name="P73">Di<text:span text:style-name="T4">marts</text:span><text:tab/><text:span text:style-name="T34">26</text:span>/<text:span text:style-name="T7">11</text:span>/2<text:span text:style-name="T3">4</text:span></text:p>
      <text:p text:style-name="P24">Comentem dubtes examen de demà.</text:p>
      <text:p text:style-name="P10"/>
      <text:p text:style-name="P10"/>
      <text:p text:style-name="P34">Di<text:span text:style-name="T4">mecres</text:span><text:tab/><text:span text:style-name="T32">27</text:span>/<text:span text:style-name="T7">11</text:span>/2<text:span text:style-name="T3">4</text:span></text:p>
      <text:p text:style-name="P70">Examen</text:p>
      <text:p text:style-name="P43"/>
      <text:p text:style-name="P34">Di<text:span text:style-name="T6">jous<text:tab/></text:span><text:tab/><text:span text:style-name="T32">28</text:span>/<text:span text:style-name="T7">11</text:span>/2<text:span text:style-name="T3">4</text:span></text:p>
      <text:p text:style-name="P21"><text:span text:style-name="T35">Comentem la </text:span><text:a xlink:type="simple" xlink:href="https://paulinoposada.github.io/web_fred/web_fred_2425/examens/241127_omf_map33b_examen_sol.pdf"><text:span text:style-name="T35">solució de l'examen</text:span></text:a><text:span text:style-name="T35">.</text:span> </text:p>
      <text:p text:style-name="P34"/>
      <text:p text:style-name="P34">Di<text:span text:style-name="T6">vendres<text:tab/>29</text:span>/<text:span text:style-name="T7">11</text:span>/2<text:span text:style-name="T3">4</text:span></text:p>
      <text:p text:style-name="P22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21"><text:span text:style-name="T36">Comentem exemple 2.1.2.2-1</text:span> </text:p>
      <text:p text:style-name="P67"/>
      <text:p text:style-name="P120"/>
      <text:p text:style-name="P128">Di<text:span text:style-name="T4">marts</text:span><text:tab/><text:span text:style-name="T37">02</text:span>/<text:span text:style-name="T7">12</text:span>/2<text:span text:style-name="T3">4</text:span></text:p>
      <text:p text:style-name="P97"/>
      <text:p text:style-name="P98">Comentem apartat a), refrigerant R134a del ta08. </text:p>
      <text:p text:style-name="P89"/>
      <text:p text:style-name="P99">Di<text:span text:style-name="T4">mecres</text:span><text:tab/><text:span text:style-name="T37">03</text:span>/<text:span text:style-name="T7">12</text:span>/2<text:span text:style-name="T3">4</text:span></text:p>
      <text:p text:style-name="P122"/>
      <text:p text:style-name="P123"/>
      <text:p text:style-name="P99">Di<text:span text:style-name="T6">jous<text:tab/></text:span><text:tab/><text:span text:style-name="T37">04</text:span>/<text:span text:style-name="T7">12</text:span>/2<text:span text:style-name="T3">4</text:span></text:p>
      <text:p text:style-name="P75"/>
      <text:p text:style-name="P99"/>
      <text:p text:style-name="P99">Di<text:span text:style-name="T6">vendres<text:tab/>05</text:span>/<text:span text:style-name="T7">12</text:span>/2<text:span text:style-name="T3">4</text:span></text:p>
      <text:p text:style-name="P124"><text:span text:style-name="T8"/></text:p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04T06:16:35.010991442</dc:date>
    <meta:editing-duration>PT1H31M46S</meta:editing-duration>
    <meta:editing-cycles>146</meta:editing-cycles>
    <meta:document-statistic meta:table-count="0" meta:image-count="0" meta:object-count="0" meta:page-count="7" meta:paragraph-count="151" meta:word-count="767" meta:character-count="5111" meta:non-whitespace-character-count="4455"/>
  </office:meta>
</office:document-meta>
</file>